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76000000AD8538E5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2e6d" officeooo:paragraph-rsid="001e2e6d"/>
    </style:style>
    <style:style style:name="P2" style:family="paragraph" style:parent-style-name="Standard">
      <style:text-properties fo:font-size="21pt" fo:font-weight="bold" officeooo:rsid="001f0046" officeooo:paragraph-rsid="001f0046" style:font-size-asian="21pt" style:font-weight-asian="bold" style:font-size-complex="21pt" style:font-weight-complex="bold"/>
    </style:style>
    <style:style style:name="P3" style:family="paragraph" style:parent-style-name="Standard">
      <style:text-properties fo:font-size="16pt" fo:font-weight="normal" officeooo:rsid="001f0046" officeooo:paragraph-rsid="001f0046" style:font-size-asian="14pt" style:font-weight-asian="normal" style:font-size-complex="16pt" style:font-weight-complex="normal"/>
    </style:style>
    <style:style style:name="T1" style:family="text">
      <style:text-properties officeooo:rsid="001f004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1" text:anchor-type="char" svg:width="17cm" svg:height="2.103cm" draw:z-index="0"><draw:image xlink:href="Pictures/1000000100000576000000AD8538E5D8.png" xlink:type="simple" xlink:show="embed" xlink:actuate="onLoad" draw:mime-type="image/png"/></draw:frame>Thibault tresorier <text:tab/><text:tab/><text:tab/><text:span text:style-name="T1">R</text:span>AP<text:span text:style-name="T1">P</text:span>ORT TECNO WEB <text:s text:c="26"/><text:span text:style-name="T1">04/04/225</text:span></text:p>
      <text:p text:style-name="P1">matheo sadowski </text:p>
      <text:p text:style-name="P1">kilyan woiti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introduction :</text:p>
      <text:p text:style-name="P3">ce projet est un jeu du simon réalise en html/css/javascript/php/sql, pour cela nous avons utilise visualstudio code, xampp, phpmyadmin dans ce jeu le but est de reproduire un séquence de couleurs produit aléatoirement et qui de devient de plus en plus longu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4T16:07:14.880447300</meta:creation-date>
    <dc:date>2025-04-04T16:24:45.912776000</dc:date>
    <meta:editing-duration>PT17M31S</meta:editing-duration>
    <meta:editing-cycles>3</meta:editing-cycles>
    <meta:generator>LibreOffice/25.2.0.3$Windows_X86_64 LibreOffice_project/e1cf4a87eb02d755bce1a01209907ea5ddc8f069</meta:generator>
    <meta:document-statistic meta:table-count="0" meta:image-count="1" meta:object-count="0" meta:page-count="3" meta:paragraph-count="5" meta:word-count="54" meta:character-count="379" meta:non-whitespace-character-count="298"/>
  </office:meta>
</office:document-meta>
</file>